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, Verdana, Ari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 style:list-style-name="L3"/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egoe UI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fo:text-align="start" style:justify-single-word="false" fo:orphans="2" fo:widows="2" fo:padding="0cm" fo:border="none"/>
    </style:style>
    <style:style style:name="P5" style:family="paragraph" style:parent-style-name="Text_20_body">
      <style:paragraph-properties fo:margin-top="0cm" fo:margin-bottom="0cm" fo:text-align="start" style:justify-single-word="false" fo:orphans="2" fo:widows="2" fo:padding="0cm" fo:border="non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font-name="Segoe UI" fo:font-size="9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4" style:family="text">
      <style:text-properties fo:font-size="12pt"/>
    </style:style>
    <style:style style:name="T5" style:family="text">
      <style:text-properties style:font-name="Times New Roman"/>
    </style:style>
    <style:style style:name="T6" style:family="text">
      <style:text-properties style:font-size-asian="12pt"/>
    </style:style>
    <style:style style:name="T7" style:family="text">
      <style:text-properties style:font-size-complex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ssage-Bus</text:p>
      <text:p text:style-name="Subtitle"/>
      <text:p text:style-name="P3"/>
      <text:h text:style-name="Heading_20_2" text:outline-level="2">Contexto</text:h>
      <text:p text:style-name="Text_20_body">Supone que tenemos una solución integral que consiste en aplicaciones de diferentes vendedores. Estas aplicaciones corren en plataformas diferentes. Algunas aplicaciones generan mensajes y otras consumen esos mensajes. El sistema podría tener conexiones individuales a cada aplicación.</text:p>
      <text:p text:style-name="Text_20_body"/>
      <text:p text:style-name="Text_20_body"/>
      <text:h text:style-name="Heading_20_2" text:outline-level="2">Problema</text:h>
      <text:p text:style-name="Text_20_body">A medida que la solución integral crece, el costo de agregar o remover aplicaciones es mayor.</text:p>
      <text:p text:style-name="Text_20_body">La comunicación entre aplicaciones crea dependencias entre ellas. El emisor se tiene que comunicar con los receptores, y los receptores deben reconocer los mensajes de los emisores.</text:p>
      <text:p text:style-name="Text_20_body">Si la conexión fuera punto a punto, a medida que la solución crece, las conexiones crecen de forma cuadrática.</text:p>
      <text:p text:style-name="Text_20_body">Muchas veces las aplicaciones tienen diferentes interfaces.</text:p>
      <text:p text:style-name="Text_20_body"/>
      <text:h text:style-name="Heading_20_2" text:outline-level="2">Solución</text:h>
      <text:p text:style-name="P1">Conectar todas las aplicaciones a un componente lógico conocido como Message-Bus. Éste se especializa en transportar mensajes entre aplicaciones.</text:p>
      <text:p text:style-name="P1">Cuando usas un Message-Bus, la aplicación que manda el mensaje no tiene una conexión individual con todas las aplicaciones que tienen que recibir el mensaje, sino que solo pasa el mensaje al bus, y éste se encarga de repartirlo a todas las aplicaciones que están esperando ese mensaje.</text:p>
      <text:p text:style-name="P1"/>
      <text:p text:style-name="P1">Trae como beneficios estos estilos de arquitectura: </text:p>
      <text:list xml:id="list807808163" text:style-name="L3">
        <text:list-item>
          <text:p text:style-name="P2">Extensibilidad: aplicaciones pueden ser agregadas o removidas del bus sin tener un impacto sobre las aplicaciones existentes.</text:p>
        </text:list-item>
        <text:list-item>
          <text:p text:style-name="P2">Baja complejidad: Las aplicaciones solo tienen que saber cómo comunicarse con el bus de mensajes.</text:p>
        </text:list-item>
        <text:list-item>
          <text:p text:style-name="P2">Flexibilidad: las aplicaciones que tienen un proceso complejo, o los patrones de comunicación entre aplicaciones, pueden ser cambiados con facilidad para adaptarle cambios.</text:p>
        </text:list-item>
        <text:list-item>
          <text:p text:style-name="P2">Desacoplamiento: una vez que las aplicaciones exponen una interface para comunicarse con el bus, ya no hay dependencias entre aplicaciones, permitiendo cambios, actualizaciones y reemplazos que expongan las mismas interfaces.</text:p>
        </text:list-item>
        <text:list-item>
          <text:p text:style-name="P2">Escalabilidad: Multiples instancias de la misma aplicación pueden ser adjuntas al bus, con el objetivo de manejar múltiples pedidos al mismo tiemp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goe UI" svg:font-family="'Segoe UI', Verdana, Ari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2-05-21T10:35:59</meta:creation-date>
    <meta:document-statistic meta:table-count="0" meta:image-count="0" meta:object-count="0" meta:page-count="1" meta:paragraph-count="17" meta:word-count="292" meta:character-count="2013" meta:non-whitespace-character-count="1738"/>
    <dc:date>2012-05-21T11:08:41</dc:date>
    <dc:creator>nacho </dc:creator>
    <meta:editing-duration>PT17M31S</meta:editing-duration>
    <meta:editing-cycles>1</meta:editing-cycles>
    <meta:generator>LibreOffice/3.4$Linux LibreOffice_project/340m1$Build-402</meta:generator>
  </office:meta>
</office:document-meta>
</file>